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 </text:p>
      <text:p text:style-name="Standard">trieda: sexta </text:p>
      <text:p text:style-name="Standard">škola: Gymnázium J.J. Bánovce </text:p>
      <text:p text:style-name="Standard">úloha č.7</text:p>
      <text:p text:style-name="Standard"/>
      <text:p text:style-name="Standard"/>
      <text:p text:style-name="Standard">Skúsime brute-force a spočítame údaje všetkých intervalov.</text:p>
      <text:p text:style-name="Standard"/>
      <text:p text:style-name="Standard">Čas O(n^2)</text:p>
      <text:p text:style-name="Standard">pamäť O(n) – potrebujeme pole, kde si zapamätáme hodnoty ovocí.</text:p>
      <text:p text:style-name="Standard"/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/>
      <text:p text:style-name="Standard">int pole[1000047];</text:p>
      <text:p text:style-name="Standard">long long suc=0;</text:p>
      <text:p text:style-name="Standard">int main(){</text:p>
      <text:p text:style-name="Standard"/>
      <text:p text:style-name="Standard"/>
      <text:p text:style-name="Standard">int n;</text:p>
      <text:p text:style-name="Standard">cin&gt;&gt;n;</text:p>
      <text:p text:style-name="Standard"/>
      <text:p text:style-name="Standard">for(int i=0; i&lt;n; i++)</text:p>
      <text:p text:style-name="Standard">cin&gt;&gt;pole[i];</text:p>
      <text:p text:style-name="Standard"/>
      <text:p text:style-name="Standard">for(int i=0; i&lt;n; i++){</text:p>
      <text:p text:style-name="Standard">int min=pole[i];</text:p>
      <text:p text:style-name="Standard">int max=pole[i];</text:p>
      <text:p text:style-name="Standard">for(int j=i; j&lt;n; j++){</text:p>
      <text:p text:style-name="Standard">if(pole[j]&gt;max) max=pole[j];</text:p>
      <text:p text:style-name="Standard">if(pole[j]&lt;min) min=pole[j];</text:p>
      <text:p text:style-name="Standard"/>
      <text:p text:style-name="Standard">suc+=max-min;</text:p>
      <text:p text:style-name="Standard">}</text:p>
      <text:p text:style-name="Standard"/>
      <text:p text:style-name="Standard"/>
      <text:p text:style-name="Standard"/>
      <text:p text:style-name="Standard">}</text:p>
      <text:p text:style-name="Standard"/>
      <text:p text:style-name="Standard">cout&lt;&lt;suc&lt;&lt;endl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5-17T20:52:52</meta:creation-date>
    <dc:date>2012-05-17T20:55:30</dc:date>
    <dc:creator>kabell </dc:creator>
    <meta:editing-duration>P0D</meta:editing-duration>
    <meta:editing-cycles>1</meta:editing-cycles>
    <meta:document-statistic meta:table-count="0" meta:image-count="0" meta:object-count="0" meta:page-count="1" meta:paragraph-count="27" meta:word-count="71" meta:character-count="503" meta:non-whitespace-character-count="456"/>
    <meta:generator>LibreOffice/3.5$Linux_X86_64 LibreOffice_project/350m1$Build-2</meta:generator>
  </office:meta>
</office:document-meta>
</file>